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Table_20_Contents">
      <style:text-properties fo:color="#000000" style:font-name="DejaVu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Table_20_Contents">
      <style:text-properties fo:color="#000000" style:font-name="DejaVu Serif" fo:font-size="12pt" fo:font-style="normal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" style:family="paragraph" style:parent-style-name="Table_20_Contents">
      <style:text-properties fo:color="#000000" style:font-name="DejaVu Serif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able_20_Contents">
      <style:text-properties fo:color="#000000" style:font-name="DejaVu Serif" fo:font-size="12pt" fo:font-style="normal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5" style:family="paragraph" style:parent-style-name="Standard">
      <style:text-properties fo:color="#000000" style:font-name="DejaVu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color="#000000" style:font-name="DejaVu Serif" fo:font-size="12pt" fo:font-style="normal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7" style:family="paragraph" style:parent-style-name="Standard">
      <style:text-properties style:font-name="DejaVu Serif" fo:font-weight="bold" style:font-weight-asian="bold" style:font-weight-complex="bold"/>
    </style:style>
    <style:style style:name="P8" style:family="paragraph" style:parent-style-name="Standard">
      <style:text-properties style:font-name="DejaVu Serif" fo:font-weight="normal" style:font-weight-asian="normal" style:font-weight-complex="normal"/>
    </style:style>
    <style:style style:name="P9" style:family="paragraph" style:parent-style-name="Standard">
      <style:text-properties style:font-name="DejaVu Serif" fo:font-weight="normal" style:font-weight-asian="normal" style:font-name-complex="Times New Roman" style:font-weight-complex="normal"/>
    </style:style>
    <style:style style:name="P10" style:family="paragraph" style:parent-style-name="Standard">
      <style:text-properties style:font-name="DejaVu Serif" style:font-name-complex="Times New Roman"/>
    </style:style>
    <style:style style:name="P11" style:family="paragraph" style:parent-style-name="Standard">
      <style:text-properties style:font-name="DejaVu Serif" style:font-name-asian="Times New Roman" style:font-name-complex="Times New Roman"/>
    </style:style>
    <style:style style:name="P12" style:family="paragraph" style:parent-style-name="Standard">
      <style:text-properties style:font-name="DejaVu Serif" fo:font-weight="bold" style:font-weight-asian="bold" style:font-name-complex="Times New Roman" style:font-weight-complex="bold"/>
    </style:style>
    <style:style style:name="P13" style:family="paragraph" style:parent-style-name="Standard">
      <style:text-properties style:font-name="DejaVu Serif" fo:font-weight="normal" style:font-weight-asian="normal" style:font-name-complex="Times New Roman" style:font-weight-complex="normal"/>
    </style:style>
    <style:style style:name="P14" style:family="paragraph" style:parent-style-name="Standard">
      <style:text-properties fo:color="#000000" style:font-name="DejaVu Serif" fo:font-size="12pt" fo:font-style="normal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5" style:family="paragraph" style:parent-style-name="Table_20_Contents">
      <style:text-properties style:font-name="DejaVu Serif" fo:font-size="12pt" style:font-size-asian="12pt" style:font-name-complex="Times New Roman" style:font-size-complex="12pt"/>
    </style:style>
    <style:style style:name="P16" style:family="paragraph" style:parent-style-name="Table_20_Contents">
      <style:text-properties fo:color="#000000" style:font-name="DejaVu Serif" fo:font-size="12pt" fo:font-style="normal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7" style:family="paragraph" style:parent-style-name="Table_20_Contents">
      <style:text-properties fo:color="#000000" style:font-name="DejaVu Serif" fo:font-size="12pt" fo:font-style="normal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" style:family="text">
      <style:text-properties style:font-name-asian="Times New Roman"/>
    </style:style>
    <style:style style:name="T2" style:family="text">
      <style:text-properties style:font-name="DejaVu Serif" fo:font-weight="normal" style:font-weight-asian="normal" style:font-weight-complex="normal"/>
    </style:style>
    <style:style style:name="T3" style:family="text">
      <style:text-properties style:font-name="DejaVu Serif" fo:font-size="12pt" style:font-size-asian="12pt" style:font-name-complex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ointers:</text:p>
      <text:p text:style-name="P7">1.</text:p>
      <text:p text:style-name="P8">Fill the function definition, don't edit anything in main()</text:p>
      <text:p text:style-name="P8">#include &lt;stdio.h&gt; </text:p>
      <text:p text:style-name="P8">#include &lt;stdlib.h&gt; </text:p>
      <text:p text:style-name="P8"/>
      <text:p text:style-name="P8">void fun(your_args_1, yours_args_2) </text:p>
      <text:p text:style-name="P8">{ </text:p>
      <text:p text:style-name="P8"><text:tab/>/*write your code*/</text:p>
      <text:p text:style-name="P8"><text:tab/>/* don't declare any static/global variables.*/</text:p>
      <text:p text:style-name="P8">} </text:p>
      <text:p text:style-name="P8"/>
      <text:p text:style-name="P8">int main() </text:p>
      <text:p text:style-name="P8">{ </text:p>
      <text:p text:style-name="P8"><text:s text:c="4"/>int *p1, *p2; </text:p>
      <text:p text:style-name="P8"><text:s text:c="4"/>fun(your_args_p1, yours_args_p2); <text:tab/>// pass your arguments</text:p>
      <text:p text:style-name="P8"><text:s text:c="4"/>printf("p1=%d p2=%d\n", *p1, *p2); <text:s text:c="7"/>//this should print <text:s text:c="5"/>p1=10 <text:s/>p2=20 </text:p>
      <text:p text:style-name="P8"><text:s text:c="4"/>return 0; </text:p>
      <text:p text:style-name="P8">}</text:p>
      <text:p text:style-name="P8"/>
      <text:p text:style-name="P7">2.</text:p>
      <text:p text:style-name="P8">Is there any error in the code ? If so fix it else what is the output ?</text:p>
      <text:p text:style-name="P8">int main() </text:p>
      <text:p text:style-name="P8">{ </text:p>
      <text:p text:style-name="P8"><text:s text:c="4"/>char *ptr[1]; </text:p>
      <text:p text:style-name="P8"><text:s text:c="4"/>ptr[0] = (char*) malloc (sizeof(int)); </text:p>
      <text:p text:style-name="P8"><text:s text:c="4"/>*ptr[0] = 10; </text:p>
      <text:p text:style-name="P8"><text:s text:c="4"/>printf("Value is: %d\n", *ptr[0]); </text:p>
      <text:p text:style-name="P8"><text:s text:c="4"/>return 0; </text:p>
      <text:p text:style-name="P8">}</text:p>
      <text:p text:style-name="P8"/>
      <text:p text:style-name="P7">3.</text:p>
      <text:p text:style-name="P8">What is the starting address of fun() in stack ?</text:p>
      <text:p text:style-name="P8">void fun() </text:p>
      <text:p text:style-name="P8">{ </text:p>
      <text:p text:style-name="P8"><text:s text:c="4"/>/*write your code here.*/</text:p>
      <text:p text:style-name="P8"><text:s text:c="4"/>/*print fun() starting address at stack*/</text:p>
      <text:p text:style-name="P8">} </text:p>
      <text:p text:style-name="P8"/>
      <text:p text:style-name="P8">int main() </text:p>
      <text:p text:style-name="P8">{ </text:p>
      <text:p text:style-name="P8"><text:s text:c="4"/>int i=10;</text:p>
      <text:p text:style-name="P8"><text:s text:c="4"/>char c = 20; </text:p>
      <text:p text:style-name="P8"><text:s text:c="4"/>fun(); </text:p>
      <text:p text:style-name="P8"><text:s text:c="4"/>return 0; </text:p>
      <text:p text:style-name="P8">}</text:p>
      <text:p text:style-name="P8"/>
      <text:p text:style-name="P7">4.</text:p>
      <text:p text:style-name="P8">Is there any error in the code ? If so fix it else what is the output ?</text:p>
      <text:p text:style-name="P1">int main()</text:p>
      <text:p text:style-name="P1">{</text:p>
      <text:p text:style-name="P1"><text:soft-page-break/><text:s text:c="4"/>char *str[]={“C”, ”strings”, ”are”, ”very”, ”confusing”};</text:p>
      <text:p text:style-name="P1"><text:s text:c="4"/>printf(“String 1 : %s\n”,*(str++));</text:p>
      <text:p text:style-name="P1"><text:s text:c="4"/>printf(“String 2 : %s\n”,*(str++))</text:p>
      <text:p text:style-name="P1"><text:s text:c="4"/>return 0;</text:p>
      <text:p text:style-name="P1">}</text:p>
      <text:p text:style-name="P1"/>
      <text:p text:style-name="P3">5.</text:p>
      <text:p text:style-name="P5">Is there any error in the code ? If so fix it else what is the output ?</text:p>
      <text:p text:style-name="P1">int * ptr = NULL; </text:p>
      <text:p text:style-name="P1">void fun() </text:p>
      <text:p text:style-name="P1">{ </text:p>
      <text:p text:style-name="P1"><text:s text:c="4"/>const int x = 10; </text:p>
      <text:p text:style-name="P1"><text:s text:c="4"/>ptr = &amp;x; </text:p>
      <text:p text:style-name="P1">} </text:p>
      <text:p text:style-name="P1"/>
      <text:p text:style-name="P1">int main() </text:p>
      <text:p text:style-name="P1">{ </text:p>
      <text:p text:style-name="P1"><text:s text:c="4"/>fun(); </text:p>
      <text:p text:style-name="P1"><text:s text:c="4"/>printf("Value : %d\n", *ptr); </text:p>
      <text:p text:style-name="P1"><text:s text:c="4"/>return 0; </text:p>
      <text:p text:style-name="P2">}</text:p>
      <text:p text:style-name="P8"/>
      <text:p text:style-name="P8"/>
      <text:p text:style-name="P7">Storage Class:</text:p>
      <text:p text:style-name="P7">1.</text:p>
      <text:p text:style-name="P10">Is there any error ? If so fix it else what is the output ?</text:p>
      <text:p text:style-name="P10">void fun()</text:p>
      <text:p text:style-name="P10">{</text:p>
      <text:p text:style-name="P10"><text:span text:style-name="T1"><text:s text:c="4"/></text:span>printf("%d\n", a);</text:p>
      <text:p text:style-name="P10">}</text:p>
      <text:p text:style-name="P10"/>
      <text:p text:style-name="P10">int main()</text:p>
      <text:p text:style-name="P10">{</text:p>
      <text:p text:style-name="P11"><text:s text:c="4"/>static int a;</text:p>
      <text:p text:style-name="P10"><text:span text:style-name="T1"><text:s text:c="4"/></text:span>fun();</text:p>
      <text:p text:style-name="P10"><text:s text:c="4"/>a++;</text:p>
      <text:p text:style-name="P10"><text:span text:style-name="T1"><text:s text:c="4"/></text:span>fun();</text:p>
      <text:p text:style-name="P10"><text:span text:style-name="T1"><text:s text:c="4"/></text:span>return 0;</text:p>
      <text:p text:style-name="P9">}</text:p>
      <text:p text:style-name="P9"/>
      <text:p text:style-name="P12">2.</text:p>
      <text:p text:style-name="P9">Is there any error ? If so fix it else what is the output ?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5">/***** a.c *****/</text:p>
            <text:p text:style-name="P15"/>
            <text:p text:style-name="P15">int main()</text:p>
            <text:p text:style-name="P15">{</text:p>
            <text:p text:style-name="P15"><text:s text:c="4"/>int a=10;</text:p>
            <text:p text:style-name="P15"><text:s text:c="4"/>ptr = &amp;a;</text:p>
            <text:p text:style-name="P15"><text:s text:c="4"/>fun();</text:p>
            <text:p text:style-name="P15"><text:s text:c="4"/>return 0;</text:p>
            <text:p text:style-name="P15">}</text:p>
          </table:table-cell>
          <table:table-cell table:style-name="Table1.B1" office:value-type="string">
            <text:p text:style-name="P15">/***** b.c *****/</text:p>
            <text:p text:style-name="P15"/>
            <text:p text:style-name="P15">int *ptr = NULL;</text:p>
            <text:p text:style-name="P15">void fun()</text:p>
            <text:p text:style-name="Table_20_Contents"><text:span text:style-name="T3">{</text:span></text:p>
            <text:p text:style-name="Table_20_Contents"><text:s text:c="4"/><text:span text:style-name="T2">printf(“ Value is : %d\n”, *ptr);</text:span></text:p>
            <text:p text:style-name="Text_20_body"><text:span text:style-name="T2">}</text:span></text:p>
          </table:table-cell>
        </table:table-row>
      </table:table>
      <text:p text:style-name="P6"><text:soft-page-break/></text:p>
      <text:p text:style-name="P2"/>
      <text:p text:style-name="P4">3.</text:p>
      <text:p text:style-name="P6">Is there any error ? If so fix it else what is the output ?</text:p>
      <text:p text:style-name="P2">static void fun()</text:p>
      <text:p text:style-name="P2">{</text:p>
      <text:p text:style-name="P2"><text:s text:c="4"/>static int i=5;</text:p>
      <text:p text:style-name="P2"><text:s text:c="4"/>printf(“%d”, i++);</text:p>
      <text:p text:style-name="P2">}</text:p>
      <text:p text:style-name="P2">int main()</text:p>
      <text:p text:style-name="P2">{</text:p>
      <text:p text:style-name="P2"><text:s text:c="4"/>static int i;</text:p>
      <text:p text:style-name="P2"><text:s text:c="4"/>i++;</text:p>
      <text:p text:style-name="P2"><text:s text:c="4"/>fun();</text:p>
      <text:p text:style-name="P2"><text:s text:c="4"/>i--;</text:p>
      <text:p text:style-name="P2"><text:s text:c="4"/>fun();</text:p>
      <text:p text:style-name="P2"><text:s text:c="4"/>return 0;</text:p>
      <text:p text:style-name="P2">}</text:p>
      <text:p text:style-name="P4"/>
      <text:p text:style-name="P4">4.</text:p>
      <text:p text:style-name="P2">Is there any error ? If so fix it else what is the output ?</text:p>
      <text:p text:style-name="P2">static void fun()</text:p>
      <text:p text:style-name="P2">{</text:p>
      <text:p text:style-name="P2"><text:s text:c="4"/>extern int i;</text:p>
      <text:p text:style-name="P2"><text:s text:c="4"/>printf("%d\n", i++);</text:p>
      <text:p text:style-name="P2">}</text:p>
      <text:p text:style-name="P2">int main()</text:p>
      <text:p text:style-name="P2">{</text:p>
      <text:p text:style-name="P2"><text:s text:c="4"/>static int i;</text:p>
      <text:p text:style-name="P2"><text:s text:c="4"/>i++;</text:p>
      <text:p text:style-name="P2"><text:s text:c="4"/>printf("%d\n", i++);</text:p>
      <text:p text:style-name="P2"><text:s text:c="4"/>fun();</text:p>
      <text:p text:style-name="P2"><text:s text:c="4"/>i--;</text:p>
      <text:p text:style-name="P2"><text:s text:c="4"/>printf("%d\n", i++);</text:p>
      <text:p text:style-name="P2"><text:s text:c="4"/>fun();</text:p>
      <text:p text:style-name="P2"><text:s text:c="4"/>return 0;</text:p>
      <text:p text:style-name="P2">}</text:p>
      <text:p text:style-name="P4"/>
      <text:p text:style-name="P4">5.</text:p>
      <text:p text:style-name="P6">Is there any error ? If so fix it else what is the output ?</text:p>
      <text:p text:style-name="P6">int main()</text:p>
      <text:p text:style-name="P6">{</text:p>
      <text:p text:style-name="P6"><text:s text:c="4"/>static int s;</text:p>
      <text:p text:style-name="P6"><text:s text:c="4"/>++s;</text:p>
      <text:p text:style-name="P6"><text:s text:c="4"/>printf(“%d\n”, s);</text:p>
      <text:p text:style-name="P6"><text:s text:c="4"/>if(s&lt;=3)</text:p>
      <text:p text:style-name="P6"><text:tab/>main();</text:p>
      <text:p text:style-name="P6"><text:s text:c="4"/>printf(“%d\n”, s);</text:p>
      <text:p text:style-name="P6"><text:s text:c="4"/>return 0;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nil Patlamane</meta:initial-creator>
    <meta:creation-date>2016-02-26T12:40:40</meta:creation-date>
    <meta:generator>LibreOffice/3.5$Linux_x86 LibreOffice_project/350m1$Build-2</meta:generator>
    <dc:date>2016-02-29T10:25:16</dc:date>
    <dc:creator>Sunil Patlamane</dc:creator>
    <meta:editing-duration>PT3H36M18S</meta:editing-duration>
    <meta:editing-cycles>18</meta:editing-cycles>
    <meta:document-statistic meta:table-count="1" meta:image-count="0" meta:object-count="0" meta:page-count="3" meta:paragraph-count="141" meta:word-count="416" meta:character-count="2322" meta:non-whitespace-character-count="1745"/>
  </office:meta>
</office:document-meta>
</file>